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75f9aeabbb441b59d7f667a4823f0457" style:family="table-column">
      <style:table-column-properties fo:break-before="auto" style:use-optimal-column-width="false" style:column-width="6cm"/>
    </style:style>
    <style:style style:name="odsStyleTableColumn-352e9f103629439911f7060b57073ce5" style:family="table-column">
      <style:table-column-properties fo:break-before="auto" style:use-optimal-column-width="false" style:column-width="5cm"/>
    </style:style>
    <style:style style:name="odsStyleTableColumn-753ccb3e6f56d86ee9945cb33719d94f" style:family="table-column">
      <style:table-column-properties fo:break-before="auto" style:use-optimal-column-width="false" style:column-width="3cm"/>
    </style:style>
    <style:style style:name="odsStyleTableCell-35bb5cf0527eae8f937c9293d403e2ea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5ba025302b3f8c66085826ea9fd8f9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73c84fe33db0764c8d96aaf62cfa07cd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316b4c50ede072caa093bed1039aca7f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e1d0f352801678dccb19e0e6885e196c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ca833123f6fbb14af4bded8896659661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75f9aeabbb441b59d7f667a4823f0457" table:default-cell-style-name="Default"/>
        <table:table-column table:style-name="odsStyleTableColumn-352e9f103629439911f7060b57073ce5" table:default-cell-style-name="Default"/>
        <table:table-column table:style-name="odsStyleTableColumn-753ccb3e6f56d86ee9945cb33719d94f" table:default-cell-style-name="Default"/>
        <table:table-column table:style-name="odsStyleTableColumn-753ccb3e6f56d86ee9945cb33719d94f" table:default-cell-style-name="Default"/>
        <table:table-column table:style-name="odsStyleTableColumn-753ccb3e6f56d86ee9945cb33719d94f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35bb5cf0527eae8f937c9293d403e2ea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5ba025302b3f8c66085826ea9fd8f930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5ba025302b3f8c66085826ea9fd8f930" table:number-columns-spanned="5" table:number-rows-spanned="1" office:value-type="string">
            <text:p>TABLA No. 22-24</text:p>
          </table:table-cell>
          <table:covered-table-cell table:number-columns-repeated="4"/>
        </table:table-row>
        <table:table-row table:style-name="ro1">
          <table:table-cell table:style-name="odsStyleTableCell-5ba025302b3f8c66085826ea9fd8f930" table:number-columns-spanned="5" table:number-rows-spanned="1" office:value-type="string">
            <text:p>TABLA DE COTIZACIONES DEL 1 DE FEBRERO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5ba025302b3f8c66085826ea9fd8f930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73c84fe33db0764c8d96aaf62cfa07cd" office:value-type="string">
            <text:p>PAIS</text:p>
          </table:table-cell>
          <table:table-cell table:style-name="odsStyleTableCell-73c84fe33db0764c8d96aaf62cfa07cd" office:value-type="string">
            <text:p>UNIDAD MONETARIA</text:p>
          </table:table-cell>
          <table:table-cell table:style-name="odsStyleTableCell-73c84fe33db0764c8d96aaf62cfa07cd" office:value-type="string">
            <text:p>MONEDA</text:p>
          </table:table-cell>
          <table:table-cell table:style-name="odsStyleTableCell-73c84fe33db0764c8d96aaf62cfa07cd" office:value-type="string">
            <text:p>TIPO DE CAMBIO EN Bs POR UNIDAD DE MONEDA EXTRANJERA</text:p>
          </table:table-cell>
          <table:table-cell table:style-name="odsStyleTableCell-73c84fe33db0764c8d96aaf62cfa07cd" office:value-type="string">
            <text:p>TIPO DE CAMBIO EN M.E.</text:p>
          </table:table-cell>
        </table:table-row>
        <table:table-row table:style-name="ro1">
          <table:table-cell table:style-name="odsStyleTableCell-316b4c50ede072caa093bed1039aca7f" office:value-type="string">
            <text:p>ESTADOS UNIDOS</text:p>
          </table:table-cell>
          <table:table-cell table:style-name="odsStyleTableCell-316b4c50ede072caa093bed1039aca7f" office:value-type="string">
            <text:p>DOLAR VENTA</text:p>
          </table:table-cell>
          <table:table-cell table:style-name="odsStyleTableCell-316b4c50ede072caa093bed1039aca7f" office:value-type="string">
            <text:p>USD.VENTA</text:p>
          </table:table-cell>
          <table:table-cell table:style-name="odsStyleTableCell-e1d0f352801678dccb19e0e6885e196c" office:value-type="string">
            <text:p>6.96000</text:p>
          </table:table-cell>
          <table:table-cell table:style-name="odsStyleTableCell-e1d0f352801678dccb19e0e6885e196c" office:value-type="string">
            <text:p/>
          </table:table-cell>
        </table:table-row>
        <table:table-row table:style-name="ro1">
          <table:table-cell table:style-name="odsStyleTableCell-316b4c50ede072caa093bed1039aca7f" office:value-type="string">
            <text:p>ESTADOS UNIDOS</text:p>
          </table:table-cell>
          <table:table-cell table:style-name="odsStyleTableCell-316b4c50ede072caa093bed1039aca7f" office:value-type="string">
            <text:p>DOLAR COMPRA</text:p>
          </table:table-cell>
          <table:table-cell table:style-name="odsStyleTableCell-316b4c50ede072caa093bed1039aca7f" office:value-type="string">
            <text:p>USD.COMPRA</text:p>
          </table:table-cell>
          <table:table-cell table:style-name="odsStyleTableCell-e1d0f352801678dccb19e0e6885e196c" office:value-type="string">
            <text:p>6.86000</text:p>
          </table:table-cell>
          <table:table-cell table:style-name="odsStyleTableCell-e1d0f352801678dccb19e0e6885e196c" office:value-type="string">
            <text:p/>
          </table:table-cell>
        </table:table-row>
        <table:table-row table:style-name="ro1">
          <table:table-cell table:style-name="odsStyleTableCell-316b4c50ede072caa093bed1039aca7f" office:value-type="string">
            <text:p>UNION EUROPEA</text:p>
          </table:table-cell>
          <table:table-cell table:style-name="odsStyleTableCell-316b4c50ede072caa093bed1039aca7f" office:value-type="string">
            <text:p>EURO</text:p>
          </table:table-cell>
          <table:table-cell table:style-name="odsStyleTableCell-316b4c50ede072caa093bed1039aca7f" office:value-type="string">
            <text:p>EUR</text:p>
          </table:table-cell>
          <table:table-cell table:style-name="odsStyleTableCell-e1d0f352801678dccb19e0e6885e196c" office:value-type="string">
            <text:p>7.41910</text:p>
          </table:table-cell>
          <table:table-cell table:style-name="odsStyleTableCell-e1d0f352801678dccb19e0e6885e196c" office:value-type="string">
            <text:p>0.92464</text:p>
          </table:table-cell>
        </table:table-row>
        <table:table-row table:style-name="ro1">
          <table:table-cell table:style-name="odsStyleTableCell-316b4c50ede072caa093bed1039aca7f" office:value-type="string">
            <text:p>JAPON</text:p>
          </table:table-cell>
          <table:table-cell table:style-name="odsStyleTableCell-316b4c50ede072caa093bed1039aca7f" office:value-type="string">
            <text:p>YEN</text:p>
          </table:table-cell>
          <table:table-cell table:style-name="odsStyleTableCell-316b4c50ede072caa093bed1039aca7f" office:value-type="string">
            <text:p>JPY</text:p>
          </table:table-cell>
          <table:table-cell table:style-name="odsStyleTableCell-e1d0f352801678dccb19e0e6885e196c" office:value-type="string">
            <text:p>0.04672</text:p>
          </table:table-cell>
          <table:table-cell table:style-name="odsStyleTableCell-e1d0f352801678dccb19e0e6885e196c" office:value-type="string">
            <text:p>146.82000</text:p>
          </table:table-cell>
        </table:table-row>
        <table:table-row table:style-name="ro1">
          <table:table-cell table:style-name="odsStyleTableCell-316b4c50ede072caa093bed1039aca7f" office:value-type="string">
            <text:p>ARABIA SAUDITA</text:p>
          </table:table-cell>
          <table:table-cell table:style-name="odsStyleTableCell-316b4c50ede072caa093bed1039aca7f" office:value-type="string">
            <text:p>RIYAL SAUDÍ</text:p>
          </table:table-cell>
          <table:table-cell table:style-name="odsStyleTableCell-316b4c50ede072caa093bed1039aca7f" office:value-type="string">
            <text:p>SAR</text:p>
          </table:table-cell>
          <table:table-cell table:style-name="odsStyleTableCell-e1d0f352801678dccb19e0e6885e196c" office:value-type="string">
            <text:p>1.82933</text:p>
          </table:table-cell>
          <table:table-cell table:style-name="odsStyleTableCell-e1d0f352801678dccb19e0e6885e196c" office:value-type="string">
            <text:p>3.75000</text:p>
          </table:table-cell>
        </table:table-row>
        <table:table-row table:style-name="ro1">
          <table:table-cell table:style-name="odsStyleTableCell-316b4c50ede072caa093bed1039aca7f" office:value-type="string">
            <text:p>ARGELIA</text:p>
          </table:table-cell>
          <table:table-cell table:style-name="odsStyleTableCell-316b4c50ede072caa093bed1039aca7f" office:value-type="string">
            <text:p>DINAR ARGELINO</text:p>
          </table:table-cell>
          <table:table-cell table:style-name="odsStyleTableCell-316b4c50ede072caa093bed1039aca7f" office:value-type="string">
            <text:p>DZD</text:p>
          </table:table-cell>
          <table:table-cell table:style-name="odsStyleTableCell-e1d0f352801678dccb19e0e6885e196c" office:value-type="string">
            <text:p>0.05097</text:p>
          </table:table-cell>
          <table:table-cell table:style-name="odsStyleTableCell-e1d0f352801678dccb19e0e6885e196c" office:value-type="string">
            <text:p>134.59510</text:p>
          </table:table-cell>
        </table:table-row>
        <table:table-row table:style-name="ro1">
          <table:table-cell table:style-name="odsStyleTableCell-316b4c50ede072caa093bed1039aca7f" office:value-type="string">
            <text:p>ARGENTINA</text:p>
          </table:table-cell>
          <table:table-cell table:style-name="odsStyleTableCell-316b4c50ede072caa093bed1039aca7f" office:value-type="string">
            <text:p>PESO</text:p>
          </table:table-cell>
          <table:table-cell table:style-name="odsStyleTableCell-316b4c50ede072caa093bed1039aca7f" office:value-type="string">
            <text:p>ARS</text:p>
          </table:table-cell>
          <table:table-cell table:style-name="odsStyleTableCell-e1d0f352801678dccb19e0e6885e196c" office:value-type="string">
            <text:p>0.00830</text:p>
          </table:table-cell>
          <table:table-cell table:style-name="odsStyleTableCell-e1d0f352801678dccb19e0e6885e196c" office:value-type="string">
            <text:p>826.33500</text:p>
          </table:table-cell>
        </table:table-row>
        <table:table-row table:style-name="ro1">
          <table:table-cell table:style-name="odsStyleTableCell-316b4c50ede072caa093bed1039aca7f" office:value-type="string">
            <text:p>AUSTRALIA</text:p>
          </table:table-cell>
          <table:table-cell table:style-name="odsStyleTableCell-316b4c50ede072caa093bed1039aca7f" office:value-type="string">
            <text:p>DÓLAR</text:p>
          </table:table-cell>
          <table:table-cell table:style-name="odsStyleTableCell-316b4c50ede072caa093bed1039aca7f" office:value-type="string">
            <text:p>AUD</text:p>
          </table:table-cell>
          <table:table-cell table:style-name="odsStyleTableCell-e1d0f352801678dccb19e0e6885e196c" office:value-type="string">
            <text:p>4.50427</text:p>
          </table:table-cell>
          <table:table-cell table:style-name="odsStyleTableCell-e1d0f352801678dccb19e0e6885e196c" office:value-type="string">
            <text:p>1.52300</text:p>
          </table:table-cell>
        </table:table-row>
        <table:table-row table:style-name="ro1">
          <table:table-cell table:style-name="odsStyleTableCell-316b4c50ede072caa093bed1039aca7f" office:value-type="string">
            <text:p>BRASIL</text:p>
          </table:table-cell>
          <table:table-cell table:style-name="odsStyleTableCell-316b4c50ede072caa093bed1039aca7f" office:value-type="string">
            <text:p>REAL</text:p>
          </table:table-cell>
          <table:table-cell table:style-name="odsStyleTableCell-316b4c50ede072caa093bed1039aca7f" office:value-type="string">
            <text:p>BRL</text:p>
          </table:table-cell>
          <table:table-cell table:style-name="odsStyleTableCell-e1d0f352801678dccb19e0e6885e196c" office:value-type="string">
            <text:p>1.38435</text:p>
          </table:table-cell>
          <table:table-cell table:style-name="odsStyleTableCell-e1d0f352801678dccb19e0e6885e196c" office:value-type="string">
            <text:p>4.95540</text:p>
          </table:table-cell>
        </table:table-row>
        <table:table-row table:style-name="ro1">
          <table:table-cell table:style-name="odsStyleTableCell-316b4c50ede072caa093bed1039aca7f" office:value-type="string">
            <text:p>CANADA</text:p>
          </table:table-cell>
          <table:table-cell table:style-name="odsStyleTableCell-316b4c50ede072caa093bed1039aca7f" office:value-type="string">
            <text:p>DÓLAR</text:p>
          </table:table-cell>
          <table:table-cell table:style-name="odsStyleTableCell-316b4c50ede072caa093bed1039aca7f" office:value-type="string">
            <text:p>CAD</text:p>
          </table:table-cell>
          <table:table-cell table:style-name="odsStyleTableCell-e1d0f352801678dccb19e0e6885e196c" office:value-type="string">
            <text:p>5.10645</text:p>
          </table:table-cell>
          <table:table-cell table:style-name="odsStyleTableCell-e1d0f352801678dccb19e0e6885e196c" office:value-type="string">
            <text:p>1.34340</text:p>
          </table:table-cell>
        </table:table-row>
        <table:table-row table:style-name="ro1">
          <table:table-cell table:style-name="odsStyleTableCell-316b4c50ede072caa093bed1039aca7f" office:value-type="string">
            <text:p>CHILE</text:p>
          </table:table-cell>
          <table:table-cell table:style-name="odsStyleTableCell-316b4c50ede072caa093bed1039aca7f" office:value-type="string">
            <text:p>PESO</text:p>
          </table:table-cell>
          <table:table-cell table:style-name="odsStyleTableCell-316b4c50ede072caa093bed1039aca7f" office:value-type="string">
            <text:p>CLP</text:p>
          </table:table-cell>
          <table:table-cell table:style-name="odsStyleTableCell-e1d0f352801678dccb19e0e6885e196c" office:value-type="string">
            <text:p>0.00737</text:p>
          </table:table-cell>
          <table:table-cell table:style-name="odsStyleTableCell-e1d0f352801678dccb19e0e6885e196c" office:value-type="string">
            <text:p>930.61000</text:p>
          </table:table-cell>
        </table:table-row>
        <table:table-row table:style-name="ro1">
          <table:table-cell table:style-name="odsStyleTableCell-316b4c50ede072caa093bed1039aca7f" office:value-type="string">
            <text:p>COLOMBIA</text:p>
          </table:table-cell>
          <table:table-cell table:style-name="odsStyleTableCell-316b4c50ede072caa093bed1039aca7f" office:value-type="string">
            <text:p>PESO</text:p>
          </table:table-cell>
          <table:table-cell table:style-name="odsStyleTableCell-316b4c50ede072caa093bed1039aca7f" office:value-type="string">
            <text:p>COP</text:p>
          </table:table-cell>
          <table:table-cell table:style-name="odsStyleTableCell-e1d0f352801678dccb19e0e6885e196c" office:value-type="string">
            <text:p>0.00175</text:p>
          </table:table-cell>
          <table:table-cell table:style-name="odsStyleTableCell-e1d0f352801678dccb19e0e6885e196c" office:value-type="string">
            <text:p>3,915.98000</text:p>
          </table:table-cell>
        </table:table-row>
        <table:table-row table:style-name="ro1">
          <table:table-cell table:style-name="odsStyleTableCell-316b4c50ede072caa093bed1039aca7f" office:value-type="string">
            <text:p>COREA DEL SUR</text:p>
          </table:table-cell>
          <table:table-cell table:style-name="odsStyleTableCell-316b4c50ede072caa093bed1039aca7f" office:value-type="string">
            <text:p>WON</text:p>
          </table:table-cell>
          <table:table-cell table:style-name="odsStyleTableCell-316b4c50ede072caa093bed1039aca7f" office:value-type="string">
            <text:p>KRW</text:p>
          </table:table-cell>
          <table:table-cell table:style-name="odsStyleTableCell-e1d0f352801678dccb19e0e6885e196c" office:value-type="string">
            <text:p>0.00514</text:p>
          </table:table-cell>
          <table:table-cell table:style-name="odsStyleTableCell-e1d0f352801678dccb19e0e6885e196c" office:value-type="string">
            <text:p>1,334.65000</text:p>
          </table:table-cell>
        </table:table-row>
        <table:table-row table:style-name="ro1">
          <table:table-cell table:style-name="odsStyleTableCell-316b4c50ede072caa093bed1039aca7f" office:value-type="string">
            <text:p>COSTA RICA</text:p>
          </table:table-cell>
          <table:table-cell table:style-name="odsStyleTableCell-316b4c50ede072caa093bed1039aca7f" office:value-type="string">
            <text:p>COLON COSTARRICENSE</text:p>
          </table:table-cell>
          <table:table-cell table:style-name="odsStyleTableCell-316b4c50ede072caa093bed1039aca7f" office:value-type="string">
            <text:p>CRC</text:p>
          </table:table-cell>
          <table:table-cell table:style-name="odsStyleTableCell-e1d0f352801678dccb19e0e6885e196c" office:value-type="string">
            <text:p>0.01328</text:p>
          </table:table-cell>
          <table:table-cell table:style-name="odsStyleTableCell-e1d0f352801678dccb19e0e6885e196c" office:value-type="string">
            <text:p>516.70000</text:p>
          </table:table-cell>
        </table:table-row>
        <table:table-row table:style-name="ro1">
          <table:table-cell table:style-name="odsStyleTableCell-316b4c50ede072caa093bed1039aca7f" office:value-type="string">
            <text:p>REPUBLICA CHECA</text:p>
          </table:table-cell>
          <table:table-cell table:style-name="odsStyleTableCell-316b4c50ede072caa093bed1039aca7f" office:value-type="string">
            <text:p>CORONA CHECA</text:p>
          </table:table-cell>
          <table:table-cell table:style-name="odsStyleTableCell-316b4c50ede072caa093bed1039aca7f" office:value-type="string">
            <text:p>CZK</text:p>
          </table:table-cell>
          <table:table-cell table:style-name="odsStyleTableCell-e1d0f352801678dccb19e0e6885e196c" office:value-type="string">
            <text:p>0.29909</text:p>
          </table:table-cell>
          <table:table-cell table:style-name="odsStyleTableCell-e1d0f352801678dccb19e0e6885e196c" office:value-type="string">
            <text:p>22.93590</text:p>
          </table:table-cell>
        </table:table-row>
        <table:table-row table:style-name="ro1">
          <table:table-cell table:style-name="odsStyleTableCell-316b4c50ede072caa093bed1039aca7f" office:value-type="string">
            <text:p>DINAMARCA</text:p>
          </table:table-cell>
          <table:table-cell table:style-name="odsStyleTableCell-316b4c50ede072caa093bed1039aca7f" office:value-type="string">
            <text:p>CORONA</text:p>
          </table:table-cell>
          <table:table-cell table:style-name="odsStyleTableCell-316b4c50ede072caa093bed1039aca7f" office:value-type="string">
            <text:p>DKK</text:p>
          </table:table-cell>
          <table:table-cell table:style-name="odsStyleTableCell-e1d0f352801678dccb19e0e6885e196c" office:value-type="string">
            <text:p>0.99518</text:p>
          </table:table-cell>
          <table:table-cell table:style-name="odsStyleTableCell-e1d0f352801678dccb19e0e6885e196c" office:value-type="string">
            <text:p>6.89320</text:p>
          </table:table-cell>
        </table:table-row>
        <table:table-row table:style-name="ro1">
          <table:table-cell table:style-name="odsStyleTableCell-316b4c50ede072caa093bed1039aca7f" office:value-type="string">
            <text:p>ECUADOR</text:p>
          </table:table-cell>
          <table:table-cell table:style-name="odsStyleTableCell-316b4c50ede072caa093bed1039aca7f" office:value-type="string">
            <text:p>DÓLAR</text:p>
          </table:table-cell>
          <table:table-cell table:style-name="odsStyleTableCell-316b4c50ede072caa093bed1039aca7f" office:value-type="string">
            <text:p>USD</text:p>
          </table:table-cell>
          <table:table-cell table:style-name="odsStyleTableCell-e1d0f352801678dccb19e0e6885e196c" office:value-type="string">
            <text:p>6.86000</text:p>
          </table:table-cell>
          <table:table-cell table:style-name="odsStyleTableCell-e1d0f352801678dccb19e0e6885e196c" office:value-type="string">
            <text:p>1.00000</text:p>
          </table:table-cell>
        </table:table-row>
        <table:table-row table:style-name="ro1">
          <table:table-cell table:style-name="odsStyleTableCell-316b4c50ede072caa093bed1039aca7f" office:value-type="string">
            <text:p>EMIRATOS ARABES</text:p>
          </table:table-cell>
          <table:table-cell table:style-name="odsStyleTableCell-316b4c50ede072caa093bed1039aca7f" office:value-type="string">
            <text:p>DIRHAM</text:p>
          </table:table-cell>
          <table:table-cell table:style-name="odsStyleTableCell-316b4c50ede072caa093bed1039aca7f" office:value-type="string">
            <text:p>AED</text:p>
          </table:table-cell>
          <table:table-cell table:style-name="odsStyleTableCell-e1d0f352801678dccb19e0e6885e196c" office:value-type="string">
            <text:p>1.86768</text:p>
          </table:table-cell>
          <table:table-cell table:style-name="odsStyleTableCell-e1d0f352801678dccb19e0e6885e196c" office:value-type="string">
            <text:p>3.67300</text:p>
          </table:table-cell>
        </table:table-row>
        <table:table-row table:style-name="ro1">
          <table:table-cell table:style-name="odsStyleTableCell-316b4c50ede072caa093bed1039aca7f" office:value-type="string">
            <text:p>FILIPINAS</text:p>
          </table:table-cell>
          <table:table-cell table:style-name="odsStyleTableCell-316b4c50ede072caa093bed1039aca7f" office:value-type="string">
            <text:p>PESO FILIPINO</text:p>
          </table:table-cell>
          <table:table-cell table:style-name="odsStyleTableCell-316b4c50ede072caa093bed1039aca7f" office:value-type="string">
            <text:p>PHP</text:p>
          </table:table-cell>
          <table:table-cell table:style-name="odsStyleTableCell-e1d0f352801678dccb19e0e6885e196c" office:value-type="string">
            <text:p>0.12186</text:p>
          </table:table-cell>
          <table:table-cell table:style-name="odsStyleTableCell-e1d0f352801678dccb19e0e6885e196c" office:value-type="string">
            <text:p>56.29500</text:p>
          </table:table-cell>
        </table:table-row>
        <table:table-row table:style-name="ro1">
          <table:table-cell table:style-name="odsStyleTableCell-316b4c50ede072caa093bed1039aca7f" office:value-type="string">
            <text:p>HAITÍ</text:p>
          </table:table-cell>
          <table:table-cell table:style-name="odsStyleTableCell-316b4c50ede072caa093bed1039aca7f" office:value-type="string">
            <text:p>GOURDE</text:p>
          </table:table-cell>
          <table:table-cell table:style-name="odsStyleTableCell-316b4c50ede072caa093bed1039aca7f" office:value-type="string">
            <text:p>HTG</text:p>
          </table:table-cell>
          <table:table-cell table:style-name="odsStyleTableCell-e1d0f352801678dccb19e0e6885e196c" office:value-type="string">
            <text:p>0.05216</text:p>
          </table:table-cell>
          <table:table-cell table:style-name="odsStyleTableCell-e1d0f352801678dccb19e0e6885e196c" office:value-type="string">
            <text:p>131.50880</text:p>
          </table:table-cell>
        </table:table-row>
        <table:table-row table:style-name="ro1">
          <table:table-cell table:style-name="odsStyleTableCell-316b4c50ede072caa093bed1039aca7f" office:value-type="string">
            <text:p>HONG KONG</text:p>
          </table:table-cell>
          <table:table-cell table:style-name="odsStyleTableCell-316b4c50ede072caa093bed1039aca7f" office:value-type="string">
            <text:p>DÓLAR</text:p>
          </table:table-cell>
          <table:table-cell table:style-name="odsStyleTableCell-316b4c50ede072caa093bed1039aca7f" office:value-type="string">
            <text:p>HKD</text:p>
          </table:table-cell>
          <table:table-cell table:style-name="odsStyleTableCell-e1d0f352801678dccb19e0e6885e196c" office:value-type="string">
            <text:p>0.87748</text:p>
          </table:table-cell>
          <table:table-cell table:style-name="odsStyleTableCell-e1d0f352801678dccb19e0e6885e196c" office:value-type="string">
            <text:p>7.81780</text:p>
          </table:table-cell>
        </table:table-row>
        <table:table-row table:style-name="ro1">
          <table:table-cell table:style-name="odsStyleTableCell-316b4c50ede072caa093bed1039aca7f" office:value-type="string">
            <text:p>INDIA</text:p>
          </table:table-cell>
          <table:table-cell table:style-name="odsStyleTableCell-316b4c50ede072caa093bed1039aca7f" office:value-type="string">
            <text:p>RUPIA</text:p>
          </table:table-cell>
          <table:table-cell table:style-name="odsStyleTableCell-316b4c50ede072caa093bed1039aca7f" office:value-type="string">
            <text:p>INR</text:p>
          </table:table-cell>
          <table:table-cell table:style-name="odsStyleTableCell-e1d0f352801678dccb19e0e6885e196c" office:value-type="string">
            <text:p>0.08261</text:p>
          </table:table-cell>
          <table:table-cell table:style-name="odsStyleTableCell-e1d0f352801678dccb19e0e6885e196c" office:value-type="string">
            <text:p>83.04250</text:p>
          </table:table-cell>
        </table:table-row>
        <table:table-row table:style-name="ro1">
          <table:table-cell table:style-name="odsStyleTableCell-316b4c50ede072caa093bed1039aca7f" office:value-type="string">
            <text:p>INDONESIA</text:p>
          </table:table-cell>
          <table:table-cell table:style-name="odsStyleTableCell-316b4c50ede072caa093bed1039aca7f" office:value-type="string">
            <text:p>RUPIA INDONESIA</text:p>
          </table:table-cell>
          <table:table-cell table:style-name="odsStyleTableCell-316b4c50ede072caa093bed1039aca7f" office:value-type="string">
            <text:p>IDR</text:p>
          </table:table-cell>
          <table:table-cell table:style-name="odsStyleTableCell-e1d0f352801678dccb19e0e6885e196c" office:value-type="string">
            <text:p>0.00043</text:p>
          </table:table-cell>
          <table:table-cell table:style-name="odsStyleTableCell-e1d0f352801678dccb19e0e6885e196c" office:value-type="string">
            <text:p>15,780.00000</text:p>
          </table:table-cell>
        </table:table-row>
        <table:table-row table:style-name="ro1">
          <table:table-cell table:style-name="odsStyleTableCell-316b4c50ede072caa093bed1039aca7f" office:value-type="string">
            <text:p>ISRAEL</text:p>
          </table:table-cell>
          <table:table-cell table:style-name="odsStyleTableCell-316b4c50ede072caa093bed1039aca7f" office:value-type="string">
            <text:p>NUEVO SÉQUEL</text:p>
          </table:table-cell>
          <table:table-cell table:style-name="odsStyleTableCell-316b4c50ede072caa093bed1039aca7f" office:value-type="string">
            <text:p>ILS</text:p>
          </table:table-cell>
          <table:table-cell table:style-name="odsStyleTableCell-e1d0f352801678dccb19e0e6885e196c" office:value-type="string">
            <text:p>1.88002</text:p>
          </table:table-cell>
          <table:table-cell table:style-name="odsStyleTableCell-e1d0f352801678dccb19e0e6885e196c" office:value-type="string">
            <text:p>3.64890</text:p>
          </table:table-cell>
        </table:table-row>
        <table:table-row table:style-name="ro1">
          <table:table-cell table:style-name="odsStyleTableCell-316b4c50ede072caa093bed1039aca7f" office:value-type="string">
            <text:p>MALASIA</text:p>
          </table:table-cell>
          <table:table-cell table:style-name="odsStyleTableCell-316b4c50ede072caa093bed1039aca7f" office:value-type="string">
            <text:p>RINGGIT MALAYO</text:p>
          </table:table-cell>
          <table:table-cell table:style-name="odsStyleTableCell-316b4c50ede072caa093bed1039aca7f" office:value-type="string">
            <text:p>MYR</text:p>
          </table:table-cell>
          <table:table-cell table:style-name="odsStyleTableCell-e1d0f352801678dccb19e0e6885e196c" office:value-type="string">
            <text:p>1.44940</text:p>
          </table:table-cell>
          <table:table-cell table:style-name="odsStyleTableCell-e1d0f352801678dccb19e0e6885e196c" office:value-type="string">
            <text:p>4.73300</text:p>
          </table:table-cell>
        </table:table-row>
        <table:table-row table:style-name="ro1">
          <table:table-cell table:style-name="odsStyleTableCell-316b4c50ede072caa093bed1039aca7f" office:value-type="string">
            <text:p>MEXICO</text:p>
          </table:table-cell>
          <table:table-cell table:style-name="odsStyleTableCell-316b4c50ede072caa093bed1039aca7f" office:value-type="string">
            <text:p>PESO</text:p>
          </table:table-cell>
          <table:table-cell table:style-name="odsStyleTableCell-316b4c50ede072caa093bed1039aca7f" office:value-type="string">
            <text:p>MXN</text:p>
          </table:table-cell>
          <table:table-cell table:style-name="odsStyleTableCell-e1d0f352801678dccb19e0e6885e196c" office:value-type="string">
            <text:p>0.39836</text:p>
          </table:table-cell>
          <table:table-cell table:style-name="odsStyleTableCell-e1d0f352801678dccb19e0e6885e196c" office:value-type="string">
            <text:p>17.22070</text:p>
          </table:table-cell>
        </table:table-row>
        <table:table-row table:style-name="ro1">
          <table:table-cell table:style-name="odsStyleTableCell-316b4c50ede072caa093bed1039aca7f" office:value-type="string">
            <text:p>NORUEGA</text:p>
          </table:table-cell>
          <table:table-cell table:style-name="odsStyleTableCell-316b4c50ede072caa093bed1039aca7f" office:value-type="string">
            <text:p>CORONA</text:p>
          </table:table-cell>
          <table:table-cell table:style-name="odsStyleTableCell-316b4c50ede072caa093bed1039aca7f" office:value-type="string">
            <text:p>NOK</text:p>
          </table:table-cell>
          <table:table-cell table:style-name="odsStyleTableCell-e1d0f352801678dccb19e0e6885e196c" office:value-type="string">
            <text:p>0.65274</text:p>
          </table:table-cell>
          <table:table-cell table:style-name="odsStyleTableCell-e1d0f352801678dccb19e0e6885e196c" office:value-type="string">
            <text:p>10.50950</text:p>
          </table:table-cell>
        </table:table-row>
        <table:table-row table:style-name="ro1">
          <table:table-cell table:style-name="odsStyleTableCell-316b4c50ede072caa093bed1039aca7f" office:value-type="string">
            <text:p>PANAMÁ</text:p>
          </table:table-cell>
          <table:table-cell table:style-name="odsStyleTableCell-316b4c50ede072caa093bed1039aca7f" office:value-type="string">
            <text:p>BALBOA</text:p>
          </table:table-cell>
          <table:table-cell table:style-name="odsStyleTableCell-316b4c50ede072caa093bed1039aca7f" office:value-type="string">
            <text:p>PAB</text:p>
          </table:table-cell>
          <table:table-cell table:style-name="odsStyleTableCell-e1d0f352801678dccb19e0e6885e196c" office:value-type="string">
            <text:p>6.86000</text:p>
          </table:table-cell>
          <table:table-cell table:style-name="odsStyleTableCell-e1d0f352801678dccb19e0e6885e196c" office:value-type="string">
            <text:p>1.00000</text:p>
          </table:table-cell>
        </table:table-row>
        <table:table-row table:style-name="ro1">
          <table:table-cell table:style-name="odsStyleTableCell-316b4c50ede072caa093bed1039aca7f" office:value-type="string">
            <text:p>PARAGUAY</text:p>
          </table:table-cell>
          <table:table-cell table:style-name="odsStyleTableCell-316b4c50ede072caa093bed1039aca7f" office:value-type="string">
            <text:p>GUARANI</text:p>
          </table:table-cell>
          <table:table-cell table:style-name="odsStyleTableCell-316b4c50ede072caa093bed1039aca7f" office:value-type="string">
            <text:p>PYG</text:p>
          </table:table-cell>
          <table:table-cell table:style-name="odsStyleTableCell-e1d0f352801678dccb19e0e6885e196c" office:value-type="string">
            <text:p>0.00094</text:p>
          </table:table-cell>
          <table:table-cell table:style-name="odsStyleTableCell-e1d0f352801678dccb19e0e6885e196c" office:value-type="string">
            <text:p>7,276.90000</text:p>
          </table:table-cell>
        </table:table-row>
        <table:table-row table:style-name="ro1">
          <table:table-cell table:style-name="odsStyleTableCell-316b4c50ede072caa093bed1039aca7f" office:value-type="string">
            <text:p>PERU</text:p>
          </table:table-cell>
          <table:table-cell table:style-name="odsStyleTableCell-316b4c50ede072caa093bed1039aca7f" office:value-type="string">
            <text:p>NUEVO SOL</text:p>
          </table:table-cell>
          <table:table-cell table:style-name="odsStyleTableCell-316b4c50ede072caa093bed1039aca7f" office:value-type="string">
            <text:p>PEN</text:p>
          </table:table-cell>
          <table:table-cell table:style-name="odsStyleTableCell-e1d0f352801678dccb19e0e6885e196c" office:value-type="string">
            <text:p>1.80119</text:p>
          </table:table-cell>
          <table:table-cell table:style-name="odsStyleTableCell-e1d0f352801678dccb19e0e6885e196c" office:value-type="string">
            <text:p>3.80860</text:p>
          </table:table-cell>
        </table:table-row>
        <table:table-row table:style-name="ro1">
          <table:table-cell table:style-name="odsStyleTableCell-316b4c50ede072caa093bed1039aca7f" office:value-type="string">
            <text:p>REINO UNIDO</text:p>
          </table:table-cell>
          <table:table-cell table:style-name="odsStyleTableCell-316b4c50ede072caa093bed1039aca7f" office:value-type="string">
            <text:p>LIBRA</text:p>
          </table:table-cell>
          <table:table-cell table:style-name="odsStyleTableCell-316b4c50ede072caa093bed1039aca7f" office:value-type="string">
            <text:p>GBP</text:p>
          </table:table-cell>
          <table:table-cell table:style-name="odsStyleTableCell-e1d0f352801678dccb19e0e6885e196c" office:value-type="string">
            <text:p>8.70260</text:p>
          </table:table-cell>
          <table:table-cell table:style-name="odsStyleTableCell-e1d0f352801678dccb19e0e6885e196c" office:value-type="string">
            <text:p>0.78827</text:p>
          </table:table-cell>
        </table:table-row>
        <table:table-row table:style-name="ro1">
          <table:table-cell table:style-name="odsStyleTableCell-316b4c50ede072caa093bed1039aca7f" office:value-type="string">
            <text:p>REPÚBLICA DOMINICANA</text:p>
          </table:table-cell>
          <table:table-cell table:style-name="odsStyleTableCell-316b4c50ede072caa093bed1039aca7f" office:value-type="string">
            <text:p>PESO DOMINICANO</text:p>
          </table:table-cell>
          <table:table-cell table:style-name="odsStyleTableCell-316b4c50ede072caa093bed1039aca7f" office:value-type="string">
            <text:p>DOP</text:p>
          </table:table-cell>
          <table:table-cell table:style-name="odsStyleTableCell-e1d0f352801678dccb19e0e6885e196c" office:value-type="string">
            <text:p>0.11667</text:p>
          </table:table-cell>
          <table:table-cell table:style-name="odsStyleTableCell-e1d0f352801678dccb19e0e6885e196c" office:value-type="string">
            <text:p>58.79700</text:p>
          </table:table-cell>
        </table:table-row>
        <table:table-row table:style-name="ro1">
          <table:table-cell table:style-name="odsStyleTableCell-316b4c50ede072caa093bed1039aca7f" office:value-type="string">
            <text:p>REP.POPULAR CHINA</text:p>
          </table:table-cell>
          <table:table-cell table:style-name="odsStyleTableCell-316b4c50ede072caa093bed1039aca7f" office:value-type="string">
            <text:p>YUAN RENMINBI OFFSHORE</text:p>
          </table:table-cell>
          <table:table-cell table:style-name="odsStyleTableCell-316b4c50ede072caa093bed1039aca7f" office:value-type="string">
            <text:p>CNH</text:p>
          </table:table-cell>
          <table:table-cell table:style-name="odsStyleTableCell-e1d0f352801678dccb19e0e6885e196c" office:value-type="string">
            <text:p>0.95447</text:p>
          </table:table-cell>
          <table:table-cell table:style-name="odsStyleTableCell-e1d0f352801678dccb19e0e6885e196c" office:value-type="string">
            <text:p>7.18720</text:p>
          </table:table-cell>
        </table:table-row>
        <table:table-row table:style-name="ro1">
          <table:table-cell table:style-name="odsStyleTableCell-316b4c50ede072caa093bed1039aca7f" office:value-type="string">
            <text:p>RUSIA</text:p>
          </table:table-cell>
          <table:table-cell table:style-name="odsStyleTableCell-316b4c50ede072caa093bed1039aca7f" office:value-type="string">
            <text:p>RUBLO RUSO</text:p>
          </table:table-cell>
          <table:table-cell table:style-name="odsStyleTableCell-316b4c50ede072caa093bed1039aca7f" office:value-type="string">
            <text:p>RUB</text:p>
          </table:table-cell>
          <table:table-cell table:style-name="odsStyleTableCell-e1d0f352801678dccb19e0e6885e196c" office:value-type="string">
            <text:p>0.07635</text:p>
          </table:table-cell>
          <table:table-cell table:style-name="odsStyleTableCell-e1d0f352801678dccb19e0e6885e196c" office:value-type="string">
            <text:p>89.85470</text:p>
          </table:table-cell>
        </table:table-row>
        <table:table-row table:style-name="ro1">
          <table:table-cell table:style-name="odsStyleTableCell-316b4c50ede072caa093bed1039aca7f" office:value-type="string">
            <text:p>SINGAPUR</text:p>
          </table:table-cell>
          <table:table-cell table:style-name="odsStyleTableCell-316b4c50ede072caa093bed1039aca7f" office:value-type="string">
            <text:p>DÓLAR</text:p>
          </table:table-cell>
          <table:table-cell table:style-name="odsStyleTableCell-316b4c50ede072caa093bed1039aca7f" office:value-type="string">
            <text:p>SGD</text:p>
          </table:table-cell>
          <table:table-cell table:style-name="odsStyleTableCell-e1d0f352801678dccb19e0e6885e196c" office:value-type="string">
            <text:p>5.11826</text:p>
          </table:table-cell>
          <table:table-cell table:style-name="odsStyleTableCell-e1d0f352801678dccb19e0e6885e196c" office:value-type="string">
            <text:p>1.34030</text:p>
          </table:table-cell>
        </table:table-row>
        <table:table-row table:style-name="ro1">
          <table:table-cell table:style-name="odsStyleTableCell-316b4c50ede072caa093bed1039aca7f" office:value-type="string">
            <text:p>SUDÁFRICA</text:p>
          </table:table-cell>
          <table:table-cell table:style-name="odsStyleTableCell-316b4c50ede072caa093bed1039aca7f" office:value-type="string">
            <text:p>RAND</text:p>
          </table:table-cell>
          <table:table-cell table:style-name="odsStyleTableCell-316b4c50ede072caa093bed1039aca7f" office:value-type="string">
            <text:p>ZAR</text:p>
          </table:table-cell>
          <table:table-cell table:style-name="odsStyleTableCell-e1d0f352801678dccb19e0e6885e196c" office:value-type="string">
            <text:p>0.36712</text:p>
          </table:table-cell>
          <table:table-cell table:style-name="odsStyleTableCell-e1d0f352801678dccb19e0e6885e196c" office:value-type="string">
            <text:p>18.68590</text:p>
          </table:table-cell>
        </table:table-row>
        <table:table-row table:style-name="ro1">
          <table:table-cell table:style-name="odsStyleTableCell-316b4c50ede072caa093bed1039aca7f" office:value-type="string">
            <text:p>SUECIA</text:p>
          </table:table-cell>
          <table:table-cell table:style-name="odsStyleTableCell-316b4c50ede072caa093bed1039aca7f" office:value-type="string">
            <text:p>CORONA</text:p>
          </table:table-cell>
          <table:table-cell table:style-name="odsStyleTableCell-316b4c50ede072caa093bed1039aca7f" office:value-type="string">
            <text:p>SEK</text:p>
          </table:table-cell>
          <table:table-cell table:style-name="odsStyleTableCell-e1d0f352801678dccb19e0e6885e196c" office:value-type="string">
            <text:p>0.65969</text:p>
          </table:table-cell>
          <table:table-cell table:style-name="odsStyleTableCell-e1d0f352801678dccb19e0e6885e196c" office:value-type="string">
            <text:p>10.39880</text:p>
          </table:table-cell>
        </table:table-row>
        <table:table-row table:style-name="ro1">
          <table:table-cell table:style-name="odsStyleTableCell-316b4c50ede072caa093bed1039aca7f" office:value-type="string">
            <text:p>SUIZA</text:p>
          </table:table-cell>
          <table:table-cell table:style-name="odsStyleTableCell-316b4c50ede072caa093bed1039aca7f" office:value-type="string">
            <text:p>FRANCO</text:p>
          </table:table-cell>
          <table:table-cell table:style-name="odsStyleTableCell-316b4c50ede072caa093bed1039aca7f" office:value-type="string">
            <text:p>CHF</text:p>
          </table:table-cell>
          <table:table-cell table:style-name="odsStyleTableCell-e1d0f352801678dccb19e0e6885e196c" office:value-type="string">
            <text:p>7.96008</text:p>
          </table:table-cell>
          <table:table-cell table:style-name="odsStyleTableCell-e1d0f352801678dccb19e0e6885e196c" office:value-type="string">
            <text:p>0.86180</text:p>
          </table:table-cell>
        </table:table-row>
        <table:table-row table:style-name="ro1">
          <table:table-cell table:style-name="odsStyleTableCell-316b4c50ede072caa093bed1039aca7f" office:value-type="string">
            <text:p>TAILANDIA</text:p>
          </table:table-cell>
          <table:table-cell table:style-name="odsStyleTableCell-316b4c50ede072caa093bed1039aca7f" office:value-type="string">
            <text:p>THAI BAHT</text:p>
          </table:table-cell>
          <table:table-cell table:style-name="odsStyleTableCell-316b4c50ede072caa093bed1039aca7f" office:value-type="string">
            <text:p>THB</text:p>
          </table:table-cell>
          <table:table-cell table:style-name="odsStyleTableCell-e1d0f352801678dccb19e0e6885e196c" office:value-type="string">
            <text:p>0.19277</text:p>
          </table:table-cell>
          <table:table-cell table:style-name="odsStyleTableCell-e1d0f352801678dccb19e0e6885e196c" office:value-type="string">
            <text:p>35.58600</text:p>
          </table:table-cell>
        </table:table-row>
        <table:table-row table:style-name="ro1">
          <table:table-cell table:style-name="odsStyleTableCell-316b4c50ede072caa093bed1039aca7f" office:value-type="string">
            <text:p>TAIWAN</text:p>
          </table:table-cell>
          <table:table-cell table:style-name="odsStyleTableCell-316b4c50ede072caa093bed1039aca7f" office:value-type="string">
            <text:p>DÓLAR</text:p>
          </table:table-cell>
          <table:table-cell table:style-name="odsStyleTableCell-316b4c50ede072caa093bed1039aca7f" office:value-type="string">
            <text:p>TWD</text:p>
          </table:table-cell>
          <table:table-cell table:style-name="odsStyleTableCell-e1d0f352801678dccb19e0e6885e196c" office:value-type="string">
            <text:p>0.21922</text:p>
          </table:table-cell>
          <table:table-cell table:style-name="odsStyleTableCell-e1d0f352801678dccb19e0e6885e196c" office:value-type="string">
            <text:p>31.29300</text:p>
          </table:table-cell>
        </table:table-row>
        <table:table-row table:style-name="ro1">
          <table:table-cell table:style-name="odsStyleTableCell-316b4c50ede072caa093bed1039aca7f" office:value-type="string">
            <text:p>TÚNEZ</text:p>
          </table:table-cell>
          <table:table-cell table:style-name="odsStyleTableCell-316b4c50ede072caa093bed1039aca7f" office:value-type="string">
            <text:p>DINAR TUNECINO</text:p>
          </table:table-cell>
          <table:table-cell table:style-name="odsStyleTableCell-316b4c50ede072caa093bed1039aca7f" office:value-type="string">
            <text:p>TND</text:p>
          </table:table-cell>
          <table:table-cell table:style-name="odsStyleTableCell-e1d0f352801678dccb19e0e6885e196c" office:value-type="string">
            <text:p>2.19935</text:p>
          </table:table-cell>
          <table:table-cell table:style-name="odsStyleTableCell-e1d0f352801678dccb19e0e6885e196c" office:value-type="string">
            <text:p>3.11910</text:p>
          </table:table-cell>
        </table:table-row>
        <table:table-row table:style-name="ro1">
          <table:table-cell table:style-name="odsStyleTableCell-316b4c50ede072caa093bed1039aca7f" office:value-type="string">
            <text:p>TURQUÍA</text:p>
          </table:table-cell>
          <table:table-cell table:style-name="odsStyleTableCell-316b4c50ede072caa093bed1039aca7f" office:value-type="string">
            <text:p>LIRA TURCA</text:p>
          </table:table-cell>
          <table:table-cell table:style-name="odsStyleTableCell-316b4c50ede072caa093bed1039aca7f" office:value-type="string">
            <text:p>TRY</text:p>
          </table:table-cell>
          <table:table-cell table:style-name="odsStyleTableCell-e1d0f352801678dccb19e0e6885e196c" office:value-type="string">
            <text:p>0.22591</text:p>
          </table:table-cell>
          <table:table-cell table:style-name="odsStyleTableCell-e1d0f352801678dccb19e0e6885e196c" office:value-type="string">
            <text:p>30.36630</text:p>
          </table:table-cell>
        </table:table-row>
        <table:table-row table:style-name="ro1">
          <table:table-cell table:style-name="odsStyleTableCell-316b4c50ede072caa093bed1039aca7f" office:value-type="string">
            <text:p>URUGUAY</text:p>
          </table:table-cell>
          <table:table-cell table:style-name="odsStyleTableCell-316b4c50ede072caa093bed1039aca7f" office:value-type="string">
            <text:p>PESO</text:p>
          </table:table-cell>
          <table:table-cell table:style-name="odsStyleTableCell-316b4c50ede072caa093bed1039aca7f" office:value-type="string">
            <text:p>UYU</text:p>
          </table:table-cell>
          <table:table-cell table:style-name="odsStyleTableCell-e1d0f352801678dccb19e0e6885e196c" office:value-type="string">
            <text:p>0.17540</text:p>
          </table:table-cell>
          <table:table-cell table:style-name="odsStyleTableCell-e1d0f352801678dccb19e0e6885e196c" office:value-type="string">
            <text:p>39.11000</text:p>
          </table:table-cell>
        </table:table-row>
        <table:table-row table:style-name="ro1">
          <table:table-cell table:style-name="odsStyleTableCell-316b4c50ede072caa093bed1039aca7f" office:value-type="string">
            <text:p>VENEZUELA</text:p>
          </table:table-cell>
          <table:table-cell table:style-name="odsStyleTableCell-316b4c50ede072caa093bed1039aca7f" office:value-type="string">
            <text:p>BOLIVAR DIGITAL</text:p>
          </table:table-cell>
          <table:table-cell table:style-name="odsStyleTableCell-316b4c50ede072caa093bed1039aca7f" office:value-type="string">
            <text:p>VES</text:p>
          </table:table-cell>
          <table:table-cell table:style-name="odsStyleTableCell-e1d0f352801678dccb19e0e6885e196c" office:value-type="string">
            <text:p>0.18953</text:p>
          </table:table-cell>
          <table:table-cell table:style-name="odsStyleTableCell-e1d0f352801678dccb19e0e6885e196c" office:value-type="string">
            <text:p>36.19490</text:p>
          </table:table-cell>
        </table:table-row>
        <table:table-row table:style-name="ro1">
          <table:table-cell table:style-name="odsStyleTableCell-316b4c50ede072caa093bed1039aca7f" office:value-type="string">
            <text:p>VIETNAM</text:p>
          </table:table-cell>
          <table:table-cell table:style-name="odsStyleTableCell-316b4c50ede072caa093bed1039aca7f" office:value-type="string">
            <text:p>DONG</text:p>
          </table:table-cell>
          <table:table-cell table:style-name="odsStyleTableCell-316b4c50ede072caa093bed1039aca7f" office:value-type="string">
            <text:p>VND</text:p>
          </table:table-cell>
          <table:table-cell table:style-name="odsStyleTableCell-e1d0f352801678dccb19e0e6885e196c" office:value-type="string">
            <text:p>0.00028</text:p>
          </table:table-cell>
          <table:table-cell table:style-name="odsStyleTableCell-e1d0f352801678dccb19e0e6885e196c" office:value-type="string">
            <text:p>24,419.00000</text:p>
          </table:table-cell>
        </table:table-row>
        <table:table-row table:style-name="ro1">
          <table:table-cell table:style-name="odsStyleTableCell-316b4c50ede072caa093bed1039aca7f" office:value-type="string">
            <text:p/>
          </table:table-cell>
          <table:table-cell table:style-name="odsStyleTableCell-316b4c50ede072caa093bed1039aca7f" office:value-type="string">
            <text:p>DERECHO ESPECIAL DE GIRO</text:p>
          </table:table-cell>
          <table:table-cell table:style-name="odsStyleTableCell-316b4c50ede072caa093bed1039aca7f" office:value-type="string">
            <text:p>USD/D.E.G.</text:p>
          </table:table-cell>
          <table:table-cell table:style-name="odsStyleTableCell-e1d0f352801678dccb19e0e6885e196c" office:value-type="string">
            <text:p/>
          </table:table-cell>
          <table:table-cell table:style-name="odsStyleTableCell-e1d0f352801678dccb19e0e6885e196c" office:value-type="string">
            <text:p>1.32988</text:p>
          </table:table-cell>
        </table:table-row>
        <table:table-row table:style-name="ro1">
          <table:table-cell table:style-name="odsStyleTableCell-316b4c50ede072caa093bed1039aca7f" office:value-type="string">
            <text:p/>
          </table:table-cell>
          <table:table-cell table:style-name="odsStyleTableCell-316b4c50ede072caa093bed1039aca7f" office:value-type="string">
            <text:p>UNIDAD DE FOMENTO DE VIVIENDA</text:p>
          </table:table-cell>
          <table:table-cell table:style-name="odsStyleTableCell-316b4c50ede072caa093bed1039aca7f" office:value-type="string">
            <text:p>Bs/UFV</text:p>
          </table:table-cell>
          <table:table-cell table:style-name="odsStyleTableCell-e1d0f352801678dccb19e0e6885e196c" office:value-type="string">
            <text:p/>
          </table:table-cell>
          <table:table-cell table:style-name="odsStyleTableCell-e1d0f352801678dccb19e0e6885e196c" office:value-type="string">
            <text:p>2.47863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ba025302b3f8c66085826ea9fd8f930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73c84fe33db0764c8d96aaf62cfa07cd" office:value-type="string">
            <text:p> </text:p>
          </table:table-cell>
          <table:table-cell table:style-name="odsStyleTableCell-73c84fe33db0764c8d96aaf62cfa07cd" office:value-type="string">
            <text:p>UNIDAD MONETARIA</text:p>
          </table:table-cell>
          <table:table-cell table:style-name="odsStyleTableCell-73c84fe33db0764c8d96aaf62cfa07cd" office:value-type="string">
            <text:p>MONEDA</text:p>
          </table:table-cell>
          <table:table-cell table:style-name="odsStyleTableCell-73c84fe33db0764c8d96aaf62cfa07cd" office:value-type="string">
            <text:p>TIPO DE CAMBIO EN M.E.</text:p>
          </table:table-cell>
        </table:table-row>
        <table:table-row table:style-name="ro1">
          <table:table-cell table:style-name="odsStyleTableCell-316b4c50ede072caa093bed1039aca7f" office:value-type="string">
            <text:p>ORO</text:p>
          </table:table-cell>
          <table:table-cell table:style-name="odsStyleTableCell-316b4c50ede072caa093bed1039aca7f" office:value-type="string">
            <text:p>ONZA TROY ORO</text:p>
          </table:table-cell>
          <table:table-cell table:style-name="odsStyleTableCell-316b4c50ede072caa093bed1039aca7f" office:value-type="string">
            <text:p>USD./O.T.F.</text:p>
          </table:table-cell>
          <table:table-cell table:style-name="odsStyleTableCell-e1d0f352801678dccb19e0e6885e196c" office:value-type="string">
            <text:p>2,039.97000</text:p>
          </table:table-cell>
        </table:table-row>
        <table:table-row table:style-name="ro1">
          <table:table-cell table:style-name="odsStyleTableCell-316b4c50ede072caa093bed1039aca7f" office:value-type="string">
            <text:p>PLATA</text:p>
          </table:table-cell>
          <table:table-cell table:style-name="odsStyleTableCell-316b4c50ede072caa093bed1039aca7f" office:value-type="string">
            <text:p>ONZA TROY PLATA</text:p>
          </table:table-cell>
          <table:table-cell table:style-name="odsStyleTableCell-316b4c50ede072caa093bed1039aca7f" office:value-type="string">
            <text:p>USD./O.T.F.</text:p>
          </table:table-cell>
          <table:table-cell table:style-name="odsStyleTableCell-e1d0f352801678dccb19e0e6885e196c" office:value-type="string">
            <text:p>22.9301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ba025302b3f8c66085826ea9fd8f930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73c84fe33db0764c8d96aaf62cfa07cd" office:value-type="string">
            <text:p> </text:p>
          </table:table-cell>
          <table:table-cell table:style-name="odsStyleTableCell-73c84fe33db0764c8d96aaf62cfa07cd" office:value-type="string">
            <text:p>1 MES</text:p>
          </table:table-cell>
          <table:table-cell table:style-name="odsStyleTableCell-73c84fe33db0764c8d96aaf62cfa07cd" office:value-type="string">
            <text:p>3 MESES</text:p>
          </table:table-cell>
          <table:table-cell table:style-name="odsStyleTableCell-73c84fe33db0764c8d96aaf62cfa07cd" office:value-type="string">
            <text:p>6 MESES</text:p>
          </table:table-cell>
        </table:table-row>
        <table:table-row table:style-name="ro1">
          <table:table-cell table:style-name="odsStyleTableCell-ca833123f6fbb14af4bded8896659661" office:value-type="string">
            <text:p>TASA LIBOR(USD)</text:p>
          </table:table-cell>
          <table:table-cell table:style-name="odsStyleTableCell-e1d0f352801678dccb19e0e6885e196c" office:value-type="string">
            <text:p>5.44</text:p>
          </table:table-cell>
          <table:table-cell table:style-name="odsStyleTableCell-e1d0f352801678dccb19e0e6885e196c" office:value-type="string">
            <text:p>5.58</text:p>
          </table:table-cell>
          <table:table-cell table:style-name="odsStyleTableCell-e1d0f352801678dccb19e0e6885e196c" office:value-type="string">
            <text:p>5.5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316b4c50ede072caa093bed1039aca7f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13:16:55</meta:creation-date>
    <meta:generator>ods générator</meta:generator>
    <dc:date>2024-10-16T13:16:55</dc:date>
    <meta:editing-duration>PT1S</meta:editing-duration>
    <meta:editing-cycles>1</meta:editing-cycles>
    <meta:document-statistic meta:table-count="1" meta:cell-count="4" meta:object-count="0"/>
  </office:meta>
</office:document-meta>
</file>